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c82" officeooo:paragraph-rsid="00142b07"/>
    </style:style>
    <style:style style:name="P2" style:family="paragraph" style:parent-style-name="Standard">
      <style:text-properties officeooo:rsid="0010eaff" officeooo:paragraph-rsid="00142b07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42b07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paragraph-rsid="00142b07" fo:background-color="#1e1e1e" style:font-size-asian="7pt" style:font-size-complex="7pt"/>
    </style:style>
    <style:style style:name="P5" style:family="paragraph" style:parent-style-name="Standard">
      <style:text-properties fo:color="#569cd6" loext:opacity="100%" style:font-name="Droid Sans Mono" fo:font-size="7pt" fo:font-weight="normal" officeooo:paragraph-rsid="00142b07" fo:background-color="#1e1e1e" style:font-size-asian="7pt" style:font-size-complex="7pt"/>
    </style:style>
    <style:style style:name="P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42b07" fo:background-color="#1e1e1e" style:font-size-asian="7pt" style:font-size-complex="7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officeooo:paragraph-rsid="00142b07" fo:background-color="#1e1e1e" style:font-size-asian="7pt" style:font-size-complex="7pt"/>
    </style:style>
    <style:style style:name="P9" style:family="paragraph" style:parent-style-name="Standard">
      <style:text-properties fo:color="#d4d4d4" loext:opacity="100%" style:font-name="Droid Sans Mono" fo:font-size="7pt" fo:font-weight="normal" officeooo:rsid="000f0c82" officeooo:paragraph-rsid="00142b07" fo:background-color="#1e1e1e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font-size="7pt" officeooo:paragraph-rsid="00142b07" style:font-size-asian="7pt" style:font-size-complex="7pt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font-size="7pt" officeooo:paragraph-rsid="00142b07" style:font-size-asian="7pt" style:font-size-complex="7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42b07" fo:background-color="#1e1e1e" style:font-size-asian="7pt" style:font-size-complex="7pt"/>
    </style:style>
    <style:style style:name="P14" style:family="paragraph" style:parent-style-name="Standard">
      <style:text-properties fo:color="#6a9955" loext:opacity="100%" style:font-name="Droid Sans Mono" fo:font-size="7pt" fo:font-weight="normal" officeooo:rsid="000f0c82" officeooo:paragraph-rsid="00142b07" fo:background-color="#1e1e1e" style:font-size-asian="7pt" style:font-size-complex="7pt"/>
    </style:style>
    <style:style style:name="P1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6" style:family="paragraph" style:parent-style-name="Standard">
      <style:text-properties fo:color="#6a9955" loext:opacity="100%" style:font-name="Droid Sans Mono" fo:font-size="10.5pt" fo:font-weight="normal" officeooo:rsid="000f0c82" officeooo:paragraph-rsid="00142b07" fo:background-color="#1e1e1e" style:font-size-asian="7pt" style:font-size-complex="7pt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officeooo:rsid="0010eaff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6a9955" loext:opacity="100%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16f97"/>
    </style:style>
    <style:style style:name="T12" style:family="text">
      <style:text-properties officeooo:rsid="001358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<text:span text:style-name="T1">la configuration de</text:span> ma base de données the district : </text:p>
      <text:p text:style-name="P1"/>
      <text:p text:style-name="P1"/>
      <text:p text:style-name="P2">Voici l’appel à ma database dans le fichier : database.php</text:p>
      <text:p text:style-name="P3">&lt;?php</text:p>
      <text:p text:style-name="P7"><text:span text:style-name="T2">session_start</text:span>();</text:p>
      <text:p text:style-name="P7"><text:span text:style-name="T3">require_once</text:span>(<text:span text:style-name="T4">'dao.php'</text:span>);</text:p>
      <text:p text:style-name="P11"/>
      <text:p text:style-name="P7"><text:span text:style-name="T5">$servername</text:span> = <text:span text:style-name="T4">"localhost"</text:span>;</text:p>
      <text:p text:style-name="P7"><text:span text:style-name="T5">$username</text:span> = <text:span text:style-name="T4">"admin"</text:span>;</text:p>
      <text:p text:style-name="P7"><text:span text:style-name="T5">$password</text:span> = <text:span text:style-name="T4">"Afpa1234"</text:span>;</text:p>
      <text:p text:style-name="P7"><text:span text:style-name="T5">$dbname</text:span> = <text:span text:style-name="T4">"thedistrict"</text:span>;</text:p>
      <text:p text:style-name="P11"/>
      <text:p text:style-name="P7"><text:span text:style-name="T3">try</text:span> {</text:p>
      <text:p text:style-name="P7"><text:span text:style-name="T5">$conn</text:span> = <text:span text:style-name="T6">new</text:span> <text:span text:style-name="T7">PDO</text:span>(<text:span text:style-name="T4">"mysql:host=</text:span><text:span text:style-name="T5">$servername</text:span><text:span text:style-name="T4">;dbname=</text:span><text:span text:style-name="T5">$dbname</text:span><text:span text:style-name="T4">"</text:span>, <text:span text:style-name="T5">$username</text:span>, <text:span text:style-name="T5">$password</text:span>);</text:p>
      <text:p text:style-name="P13">// configurer le mode d'erreur PDO pour générer des exceptions</text:p>
      <text:p text:style-name="P7"><text:span text:style-name="T5">$conn</text:span>-&gt;<text:span text:style-name="T2">setAttribute</text:span>(<text:span text:style-name="T7">PDO</text:span>::ATTR_ERRMODE, <text:span text:style-name="T7">PDO</text:span>::ERRMODE_EXCEPTION);</text:p>
      <text:p text:style-name="P7">} <text:span text:style-name="T3">catch</text:span>(<text:span text:style-name="T7">PDOException</text:span> <text:span text:style-name="T5">$e</text:span>) {</text:p>
      <text:p text:style-name="P7"><text:span text:style-name="T2">echo</text:span> <text:span text:style-name="T4">"Erreur de connexion à la base de données: "</text:span> . <text:span text:style-name="T5">$e</text:span>-&gt;<text:span text:style-name="T2">getMessage</text:span>();</text:p>
      <text:p text:style-name="P7">}</text:p>
      <text:p text:style-name="P4">?&gt;</text:p>
      <text:p text:style-name="P7"/>
      <text:p text:style-name="P2">Toutes mes fonctions sont stockées dans un seul ficher nommé dao.php</text:p>
      <text:p text:style-name="P2"/>
      <text:p text:style-name="P1">Voici ma page plats.php</text:p>
      <text:p text:style-name="P14">&lt;!-- DEBUT CAROUSSEL TOUS LES 12 PLATS --&gt;</text:p>
      <text:p text:style-name="P7"><text:span text:style-name="T8">&lt;</text:span><text:span text:style-name="T6">main</text:span><text:span text:style-name="T8">&gt;</text:span></text:p>
      <text:p text:style-name="P7"><text:span text:style-name="T8">&lt;</text:span><text:span text:style-name="T6">div</text:span> <text:span text:style-name="T5">id</text:span>=<text:span text:style-name="T4">"carouselExample"</text:span> <text:span text:style-name="T5">class</text:span>=<text:span text:style-name="T4">"carousel slide text-center"</text:span> <text:span text:style-name="T5">data-bs-ride</text:span>=<text:span text:style-name="T4">"carousel"</text:span> <text:span text:style-name="T5">style</text:span>=<text:span text:style-name="T4">"background-color: #4A394a;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ousel-inner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ousel-item active 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group"</text:span><text:span text:style-name="T8">&gt;</text:span> <text:span text:style-name="T9">&lt;!-- ****************** 1ER CAROUSEL AVEC 4 IMAGES ************************* --&gt;</text:span></text:p>
      <text:p text:style-name="P7"><text:span text:style-name="T8">&lt;</text:span><text:span text:style-name="T6">div</text:span> <text:span text:style-name="T5">class</text:span>=<text:span text:style-name="T4">"col-12 mx-auto p-2 "</text:span><text:span text:style-name="T8">&gt;</text:span> <text:span text:style-name="T8">&lt;</text:span><text:span text:style-name="T6">h1</text:span> <text:span text:style-name="T5">class</text:span>=<text:span text:style-name="T4">"h5couleurcat"</text:span><text:span text:style-name="T8">&gt;</text:span>TOUS LES PLATS<text:span text:style-name="T8">&lt;/</text:span><text:span text:style-name="T6">h1</text:span><text:span text:style-name="T8">&gt;&lt;/</text:span><text:span text:style-name="T6">div</text:span><text:span text:style-name="T8">&gt;</text:span>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pizzasorientale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PIZZA BIANCA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pizzasmargherita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PIZZA MARGHERITA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Base tomate, mozza fraîche, basilic, huile d'olive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<text:soft-page-break/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bgbacon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DISTRICT BURGER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bgchicken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CHEESEBURGER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1"/>
      <text:p text:style-name="P7"><text:span text:style-name="T8">&lt;</text:span><text:span text:style-name="T6">div</text:span> <text:span text:style-name="T5">class</text:span>=<text:span text:style-name="T4">"carousel-item"</text:span><text:span text:style-name="T8">&gt;</text:span> <text:span text:style-name="T9">&lt;!-- ****************** 2EME CAROUSEL AVEC 4 IMAGES" ************************* --&gt;</text:span></text:p>
      <text:p text:style-name="P7"><text:span text:style-name="T8">&lt;</text:span><text:span text:style-name="T6">div</text:span> <text:span text:style-name="T5">class</text:span>=<text:span text:style-name="T4">"card-group"</text:span><text:span text:style-name="T8">&gt;</text:span> </text:p>
      <text:p text:style-name="P7"><text:span text:style-name="T8">&lt;</text:span><text:span text:style-name="T6">div</text:span> <text:span text:style-name="T5">class</text:span>=<text:span text:style-name="T4">"col-12 mx-auto p-2 "</text:span><text:span text:style-name="T8">&gt;</text:span> <text:span text:style-name="T8">&lt;</text:span><text:span text:style-name="T6">h1</text:span> <text:span text:style-name="T5">class</text:span>=<text:span text:style-name="T4">"h5couleurcat"</text:span><text:span text:style-name="T8">&gt;</text:span>TOUS LES PLATS<text:span text:style-name="T8">&lt;/</text:span><text:span text:style-name="T6">h1</text:span><text:span text:style-name="T8">&gt;&lt;/</text:span><text:span text:style-name="T6">div</text:span><text:span text:style-name="T8">&gt;</text:span>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AsianboeufsauteSanstitre.jpe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BOEUF SAUTÉ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buffalo_wrap.jpe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 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BUFFALO CHICKEN WRAP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food/spaghetti-legumes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SPAGHETTI AUX LÉGUMES<text:span text:style-name="T8">&lt;/</text:span><text:span text:style-name="T6">h5</text:span><text:span text:style-name="T8">&gt;</text:span></text:p>
      <text:p text:style-name="P7"><text:soft-page-break/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food/lasagnes_viande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LASAGNES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2"/>
      <text:p text:style-name="P7"><text:span text:style-name="T8">&lt;</text:span><text:span text:style-name="T6">div</text:span> <text:span text:style-name="T5">class</text:span>=<text:span text:style-name="T4">"carousel-item"</text:span><text:span text:style-name="T8">&gt;</text:span> <text:span text:style-name="T9">&lt;!-- ****************** 3EME CAROUSEL AVEC 4 IMAGES DE "PATES" ************************* --&gt;</text:span></text:p>
      <text:p text:style-name="P7"><text:span text:style-name="T8">&lt;</text:span><text:span text:style-name="T6">div</text:span> <text:span text:style-name="T5">class</text:span>=<text:span text:style-name="T4">"card-group"</text:span><text:span text:style-name="T8">&gt;</text:span> </text:p>
      <text:p text:style-name="P7"><text:span text:style-name="T8">&lt;</text:span><text:span text:style-name="T6">div</text:span> <text:span text:style-name="T5">class</text:span>=<text:span text:style-name="T4">"col-12 mx-auto p-2 "</text:span><text:span text:style-name="T8">&gt;</text:span> <text:span text:style-name="T8">&lt;</text:span><text:span text:style-name="T6">h1</text:span> <text:span text:style-name="T5">class</text:span>=<text:span text:style-name="T4">"h5couleurcat"</text:span><text:span text:style-name="T8">&gt;</text:span>TOUS LES PLATS<text:span text:style-name="T8">&lt;/</text:span><text:span text:style-name="T6">h1</text:span><text:span text:style-name="T8">&gt;&lt;/</text:span><text:span text:style-name="T6">div</text:span><text:span text:style-name="T8">&gt;</text:span> 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tagliatelles_saumon.jpe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TAGLIATELLES AU SAUMON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sandwichjambon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SANDWICH JAMBON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Du jambon avec du beurre et de l'emmental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1"/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saladeniçoise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SALADE CÉSAR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</text:span> <text:span text:style-name="T8">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oft-page-break/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3">&lt;!-- Ajouter des cartes ici selon besoin --&gt;</text:p>
      <text:p text:style-name="P7"><text:span text:style-name="T8">&lt;</text:span><text:span text:style-name="T6">div</text:span> <text:span text:style-name="T5">class</text:span>=<text:span text:style-name="T4">"img-fluid col-sm-3 p-3 bg-dark text-white"</text:span><text:span text:style-name="T8">&gt;</text:span></text:p>
      <text:p text:style-name="P7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food/courgettes_farcies.jpg"</text:span> <text:span text:style-name="T5">alt</text:span>=<text:span text:style-name="T4">"..."</text:span><text:span text:style-name="T8">&gt;</text:span></text:p>
      <text:p text:style-name="P7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7"><text:span text:style-name="T8">&lt;</text:span><text:span text:style-name="T6">h5</text:span> <text:span text:style-name="T5">class</text:span>=<text:span text:style-name="T4">"card-title tailletitreplat"</text:span><text:span text:style-name="T8">&gt;</text:span>COURGETTES FARCIES<text:span text:style-name="T8">&lt;/</text:span><text:span text:style-name="T6">h5</text:span><text:span text:style-name="T8">&gt;</text:span></text:p>
      <text:p text:style-name="P7"><text:span text:style-name="T8">&lt;</text:span><text:span text:style-name="T6">p</text:span> <text:span text:style-name="T5">class</text:span>=<text:span text:style-name="T4">"card-text tailledescriplat"</text:span><text:span text:style-name="T8">&gt;&lt;</text:span><text:span text:style-name="T6">i</text:span><text:span text:style-name="T8">&gt;&lt;/</text:span><text:span text:style-name="T6">i</text:span><text:span text:style-name="T8">&gt;&lt;/</text:span><text:span text:style-name="T6">p</text:span><text:span text:style-name="T8">&gt;</text:span></text:p>
      <text:p text:style-name="P7"><text:span text:style-name="T8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Répéter pour 6 cartes ou plus selon besoin --&gt;</text:p>
      <text:p text:style-name="P11"/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13">&lt;!-- Fermeture des deux balises de mon carousel-item--&gt;</text:p>
      <text:p text:style-name="P11"/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8"><text:line-break/></text:p>
      <text:p text:style-name="P13">&lt;!-- ************************************************************************** --&gt;</text:p>
      <text:p text:style-name="P11"/>
      <text:p text:style-name="P13">&lt;!-- Ajouter d'autres items pour le carrousel ici --&gt;</text:p>
      <text:p text:style-name="P13">&lt;!--ICI Mes boutons de carousel --&gt;</text:p>
      <text:p text:style-name="P7"><text:span text:style-name="T8">&lt;</text:span><text:span text:style-name="T6">div</text:span> <text:span text:style-name="T5">class</text:span>=<text:span text:style-name="T4">"carousel-controls"</text:span><text:span text:style-name="T8">&gt;</text:span></text:p>
      <text:p text:style-name="P7"><text:span text:style-name="T8">&lt;</text:span><text:span text:style-name="T6">button</text:span> <text:span text:style-name="T5">class</text:span>=<text:span text:style-name="T4">"carousel-control-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8">&gt;</text:span></text:p>
      <text:p text:style-name="P7"><text:span text:style-name="T8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7">Précédent</text:p>
      <text:p text:style-name="P7"><text:span text:style-name="T8">&lt;/</text:span><text:span text:style-name="T6">button</text:span><text:span text:style-name="T8">&gt;</text:span></text:p>
      <text:p text:style-name="P7"><text:span text:style-name="T8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8">&gt;</text:span></text:p>
      <text:p text:style-name="P7"><text:span text:style-name="T8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7">Suivant</text:p>
      <text:p text:style-name="P7"><text:span text:style-name="T8">&lt;/</text:span><text:span text:style-name="T6">button</text:span><text:span text:style-name="T8">&gt;</text:span></text:p>
      <text:p text:style-name="P7"><text:span text:style-name="T8">&lt;/</text:span><text:span text:style-name="T6">div</text:span><text:span text:style-name="T8">&gt;</text:span></text:p>
      <text:p text:style-name="P7"><text:span text:style-name="T8">&lt;/</text:span><text:span text:style-name="T6">main</text:span><text:span text:style-name="T8">&gt;</text:span></text:p>
      <text:p text:style-name="P8"/>
      <text:p text:style-name="P13">&lt;!-- ICI MON FOOTER OU PIED DE PAGE AVEC LES LOGOS --&gt;</text:p>
      <text:p text:style-name="P4">&lt;?php</text:p>
      <text:p text:style-name="P7"><text:span text:style-name="T3">require_once</text:span> (<text:span text:style-name="T4">'php/footer.php'</text:span>);</text:p>
      <text:p text:style-name="P4">?&gt;</text:p>
      <text:p text:style-name="P9"/>
      <text:p text:style-name="P1"/>
      <text:p text:style-name="P1"><text:span text:style-name="T10">travail à faire </text:span>: <text:span text:style-name="T1">EN respectant le format de ma page, </text:span>faire appel à la base de données et injecter dans la page plats.php tous les plats de la base la base de donnée avec les différentes informations <text:span text:style-name="T1">des plats </text:span><text:span text:style-name="T11">(libelle, description, prix, image)</text:span>. <text:span text:style-name="T12">Un code compréhensible et détaillé. Les fonctions sont stockées dans le dao.php</text:span></text:p>
      <text:p text:style-name="P5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08:39:54.621582183</meta:creation-date>
    <dc:date>2024-07-15T14:05:49.692998264</dc:date>
    <meta:editing-duration>PT4H57M12S</meta:editing-duration>
    <meta:editing-cycles>1</meta:editing-cycles>
    <meta:document-statistic meta:table-count="0" meta:image-count="0" meta:object-count="0" meta:page-count="4" meta:paragraph-count="181" meta:word-count="917" meta:character-count="8365" meta:non-whitespace-character-count="7656"/>
    <meta:generator>LibreOffice/7.3.7.2$Linux_X86_64 LibreOffice_project/30$Build-2</meta:generator>
  </office:meta>
</office:document-meta>
</file>